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onospace" svg:font-family="monospace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List_20_Paragraph" style:list-style-name="WWNum12"/>
    <style:style style:name="P2" style:family="paragraph" style:parent-style-name="List_20_Paragraph" style:list-style-name="WWNum15"/>
    <style:style style:name="P3" style:family="paragraph" style:parent-style-name="Standard">
      <style:text-properties style:font-name="Cambria" fo:font-size="12pt" style:font-size-asian="12pt" style:font-name-complex="Arial" style:font-size-complex="12pt"/>
    </style:style>
    <style:style style:name="P4" style:family="paragraph" style:parent-style-name="Standard">
      <style:text-properties style:font-name="Cambria" fo:font-size="12pt" style:text-underline-style="none" officeooo:rsid="00182afa" officeooo:paragraph-rsid="00182afa" style:font-size-asian="12pt" style:font-name-complex="Arial" style:font-size-complex="12pt"/>
    </style:style>
    <style:style style:name="P5" style:family="paragraph" style:parent-style-name="Standard">
      <style:text-properties style:font-name="Cambria" fo:font-size="12pt" style:text-underline-style="solid" style:text-underline-width="auto" style:text-underline-color="font-color" officeooo:paragraph-rsid="00182afa" style:font-size-asian="12pt" style:font-name-complex="Arial" style:font-size-complex="12pt"/>
    </style:style>
    <style:style style:name="P6" style:family="paragraph" style:parent-style-name="Standard">
      <style:text-properties style:font-name="Cambria" fo:font-size="12pt" style:text-underline-style="solid" style:text-underline-width="auto" style:text-underline-color="font-color" officeooo:rsid="00182afa" officeooo:paragraph-rsid="00182afa" style:font-size-asian="12pt" style:font-name-complex="Arial" style:font-size-complex="12pt"/>
    </style:style>
    <style:style style:name="P7" style:family="paragraph" style:parent-style-name="Standard" style:list-style-name="WWNum10">
      <style:paragraph-properties fo:line-height="100%"/>
      <style:text-properties officeooo:paragraph-rsid="00182afa"/>
    </style:style>
    <style:style style:name="P8" style:family="paragraph" style:parent-style-name="Standard" style:list-style-name="L2">
      <style:text-properties officeooo:paragraph-rsid="00182afa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ambria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 style:master-page-name="First_20_Page">
      <style:paragraph-properties fo:margin-top="0in" fo:margin-bottom="0in" loext:contextual-spacing="false" style:page-number="auto"/>
    </style:style>
    <style:style style:name="P12" style:family="paragraph" style:parent-style-name="Standard">
      <style:paragraph-properties fo:margin-top="0in" fo:margin-bottom="0in" loext:contextual-spacing="false" fo:line-height="100%" fo:break-before="page"/>
    </style:style>
    <style:style style:name="P13" style:family="paragraph" style:parent-style-name="Standard">
      <style:paragraph-properties fo:margin-top="0in" fo:margin-bottom="0in" loext:contextual-spacing="true"/>
    </style:style>
    <style:style style:name="P14" style:family="paragraph" style:parent-style-name="Standard">
      <style:paragraph-properties fo:margin-top="0in" fo:margin-bottom="0in" loext:contextual-spacing="true"/>
      <style:text-properties style:font-name="Cambria" fo:font-size="11pt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true"/>
      <style:text-properties style:font-name="Cambria" fo:font-size="11pt" officeooo:paragraph-rsid="00178411" style:font-size-asian="11pt" style:font-size-complex="11pt"/>
    </style:style>
    <style:style style:name="P16" style:family="paragraph" style:parent-style-name="Standard" style:list-style-name="L1">
      <style:paragraph-properties fo:margin-top="0in" fo:margin-bottom="0in" loext:contextual-spacing="true"/>
      <style:text-properties officeooo:paragraph-rsid="00178411"/>
    </style:style>
    <style:style style:name="P17" style:family="paragraph" style:parent-style-name="Text_20_body" style:list-style-name="L7">
      <style:text-properties officeooo:rsid="00182afa" officeooo:paragraph-rsid="00182afa"/>
    </style:style>
    <style:style style:name="P18" style:family="paragraph" style:parent-style-name="Text_20_body" style:list-style-name="L7">
      <style:text-properties officeooo:paragraph-rsid="00182afa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font-name="Cambria" fo:font-size="12pt" style:font-size-asian="12pt" style:font-name-complex="Arial" style:font-size-complex="12pt"/>
    </style:style>
    <style:style style:name="T3" style:family="text">
      <style:text-properties style:font-name="Cambria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Cambria" fo:font-size="12pt" style:text-underline-style="none" style:font-size-asian="12pt" style:font-name-complex="Arial" style:font-size-complex="12pt"/>
    </style:style>
    <style:style style:name="T5" style:family="text">
      <style:text-properties style:font-name="Cambria" fo:font-size="12pt" style:text-underline-style="none" officeooo:rsid="00182afa" style:font-size-asian="12pt" style:font-name-complex="Arial" style:font-size-complex="12pt"/>
    </style:style>
    <style:style style:name="T6" style:family="text">
      <style:text-properties style:font-name="Cambria" fo:font-size="12pt" fo:font-style="italic" style:text-underline-style="none" officeooo:rsid="00182afa" style:font-size-asian="12pt" style:font-style-asian="italic" style:font-name-complex="Arial" style:font-size-complex="12pt" style:font-style-complex="italic"/>
    </style:style>
    <style:style style:name="T7" style:family="text">
      <style:text-properties style:font-name="Cambria" fo:font-size="12pt" fo:font-style="italic" style:text-underline-style="none" style:font-size-asian="12pt" style:font-style-asian="italic" style:font-name-complex="Arial" style:font-size-complex="12pt" style:font-style-complex="italic"/>
    </style:style>
    <style:style style:name="T8" style:family="text">
      <style:text-properties style:font-name="Cambria"/>
    </style:style>
    <style:style style:name="T9" style:family="text">
      <style:text-properties style:font-name="Cambria" fo:font-size="14pt" fo:font-weight="bold" style:font-size-asian="14pt" style:font-weight-asian="bold" style:font-size-complex="14pt"/>
    </style:style>
    <style:style style:name="T10" style:family="text">
      <style:text-properties style:font-name="Cambria" fo:font-size="14pt" fo:font-weight="bold" officeooo:rsid="00178411" style:font-size-asian="14pt" style:font-weight-asian="bold" style:font-size-complex="14pt"/>
    </style:style>
    <style:style style:name="T11" style:family="text">
      <style:text-properties style:font-name="Cambria" officeooo:rsid="00178411"/>
    </style:style>
    <style:style style:name="T12" style:family="text">
      <style:text-properties style:font-name="Cambria" fo:font-size="11pt" style:font-size-asian="11pt" style:font-size-complex="11pt"/>
    </style:style>
    <style:style style:name="T13" style:family="text">
      <style:text-properties style:font-name="Cambria" fo:font-size="11pt" officeooo:rsid="00178411" style:font-size-asian="11pt" style:font-size-complex="11pt"/>
    </style:style>
    <style:style style:name="T14" style:family="text">
      <style:text-properties fo:font-size="16pt" fo:font-weight="bold" style:font-size-asian="16pt" style:font-weight-asian="bold" style:font-size-complex="16pt"/>
    </style:style>
    <style:style style:name="T15" style:family="text">
      <style:text-properties style:font-name="Courier" fo:font-size="12pt" style:font-size-asian="12pt" style:font-name-complex="Arial" style:font-size-complex="12pt"/>
    </style:style>
    <style:style style:name="T16" style:family="text">
      <style:text-properties officeooo:rsid="00178411"/>
    </style:style>
    <style:style style:name="T17" style:family="text">
      <style:text-properties officeooo:rsid="00182afa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Objectives</text:span></text:p>
      <text:p text:style-name="Standard"><text:span text:style-name="T2">Gain experience:</text:span></text:p>
      <text:section text:style-name="Sect1" text:name="TextSection">
        <text:list xml:id="list3753765714" text:style-name="WWNum12">
          <text:list-item>
            <text:p text:style-name="P1"><text:span text:style-name="T2">Creating a Web API</text:span></text:p>
          </text:list-item>
          <text:list-item>
            <text:p text:style-name="P1"><text:span text:style-name="T2">Testing REST endpoints with Postman</text:span></text:p>
          </text:list-item>
        </text:list>
        <text:p text:style-name="P13"><text:span text:style-name="T1">Part 1: Tutorial</text:span></text:p>
        <text:p text:style-name="P13"><text:span text:style-name="T8">Do the tutorial: </text:span><text:a xlink:type="simple" xlink:href="https://docs.microsoft.com/en-us/aspnet/core/tutorials/first-web-api?view=aspnetcore-3.1&amp;tabs=visual-studio" office:target-frame-name="_blank" xlink:show="new" text:style-name="Internet_20_link" text:visited-style-name="Visited_20_Internet_20_Link"><text:span text:style-name="T8">Tutorial: Create a web API with ASP.NET Core MVC</text:span></text:a><text:span text:style-name="T8">.</text:span></text:p>
        <text:p text:style-name="P13"><text:span text:style-name="T8">Do all of the tutorial except “Call the API with </text:span><text:span text:style-name="T13">JavaScript</text:span><text:span text:style-name="T8">” </text:span><text:span text:style-name="T11">and following</text:span><text:span text:style-name="T8">. </text:span></text:p>
        <text:p text:style-name="P13"><text:span text:style-name="T8"/></text:p>
        <text:p text:style-name="P15">Report what you did for this exercise by entering the appropriate phrase in the online text of the Moodle assignment:</text:p>
        <text:list xml:id="list1403114012" text:style-name="L1">
          <text:list-item>
            <text:p text:style-name="P16"><text:span text:style-name="T12">"Ran it", means you downloaded and successfully ran the completed code.</text:span></text:p>
          </text:list-item>
          <text:list-item>
            <text:p text:style-name="P16"><text:span text:style-name="T12">"Studied and ran it", means you successfully ran the completed code, but put in breakpoints and examined what was happening at all the critical points in the code.</text:span></text:p>
          </text:list-item>
          <text:list-item>
            <text:p text:style-name="P16"><text:span text:style-name="T12">"Coded it, studied it and ran it", means you added the code as shown in the </text:span><text:span text:style-name="T13">tutorial</text:span><text:span text:style-name="T12">, studied it (set breakpoints and examined variables), and got it to run successfully</text:span></text:p>
          </text:list-item>
        </text:list>
        <text:p text:style-name="P14"/>
        <text:p text:style-name="P13"><text:span text:style-name="T1">Part 2: Your Own Web API</text:span></text:p>
        <text:p text:style-name="Standard"><text:span text:style-name="T2">A) Create an ASP.NET Core Web API project that provides all the functionality of your previous lab’s web app but with no GUI (no web page). </text:span></text:p>
        <text:p text:style-name="Standard"><text:span text:style-name="T2">This Web API will have REST endpoints for the HTTP verbs listed below. Use the conventional REST URL format of domain/service/parameter. For example, <text:s/>a PUT request might look like: <text:s/></text:span><text:span text:style-name="T15">http://localhost:5000/api/Book/5</text:span></text:p>
      </text:section>
      <text:section text:style-name="Sect2" text:name="Section1">
        <text:list xml:id="list2449285935" text:style-name="WWNum15">
          <text:list-item>
            <text:p text:style-name="P2"><text:span text:style-name="T2">GET</text:span></text:p>
          </text:list-item>
          <text:list-item>
            <text:p text:style-name="P2"><text:span text:style-name="T2">POST</text:span></text:p>
          </text:list-item>
          <text:list-item>
            <text:p text:style-name="P2"><text:span text:style-name="T2">PUT</text:span></text:p>
          </text:list-item>
          <text:list-item>
            <text:p text:style-name="P2"><text:span text:style-name="T2">PATCH</text:span></text:p>
          </text:list-item>
          <text:list-item>
            <text:p text:style-name="P2"><text:span text:style-name="T2">DELETE</text:span></text:p>
          </text:list-item>
        </text:list>
      </text:section>
      <text:section text:style-name="Sect1" text:name="Section2">
        <text:p text:style-name="P3"/>
        <text:p text:style-name="Standard"><text:span text:style-name="T2">B) Test each endpoint using </text:span><text:a xlink:type="simple" xlink:href="https://www.getpostman.com/" text:style-name="Internet_20_link" text:visited-style-name="Visited_20_Internet_20_Link"><text:span text:style-name="T2">Postman</text:span></text:a><text:span text:style-name="T2">. Take a screenshot of each test showing the response or copy/paste the request and response into a document. </text:span></text:p>
        <text:p text:style-name="Standard"><text:span text:style-name="T2">C) Publish your Web API to an online web server.</text:span></text:p>
        <text:p text:style-name="P9"/>
        <text:p text:style-name="P10"><text:span text:style-name="T9"/></text:p>
        <text:p text:style-name="P12"><text:span text:style-name="T9">Submission </text:span><text:span text:style-name="T10">to Git and Moodle</text:span></text:p>
        <text:p text:style-name="P10"><text:span text:style-name="T10"/></text:p>
        <text:p text:style-name="P6">Git Branch</text:p>
        <text:list xml:id="list2396414653" text:style-name="L7">
          <text:list-item>
            <text:p text:style-name="P17"><text:span text:style-name="T5">A</text:span><text:span text:style-name="T4">ll your work should be done on a branch named </text:span><text:span text:style-name="Emphasis"><text:span text:style-name="T4">lab7-</text:span></text:span><text:span text:style-name="Emphasis"><text:span text:style-name="T7">WebApi.</text:span></text:span></text:p>
          </text:list-item>
          <text:list-item>
            <text:p text:style-name="P18"><text:span text:style-name="T5">Write a document titled </text:span><text:span text:style-name="Emphasis"><text:span text:style-name="T5">lab7-</text:span></text:span><text:span text:style-name="Emphasis"><text:span text:style-name="T6">WebApi.</text:span></text:span><text:span text:style-name="Emphasis"><text:span text:style-name="T5">md</text:span></text:span><text:span text:style-name="T5">, or .txt that lists the features you implemented. Put this in a folder named </text:span><text:span text:style-name="Emphasis"><text:span text:style-name="T5">docs</text:span></text:span><text:span text:style-name="T5"> in the top level of your lab repository.</text:span></text:p>
          </text:list-item>
        </text:list>
        <text:p text:style-name="P4"/>
        <text:p text:style-name="P5">Code Review</text:p>
        <text:list xml:id="list4195781904" text:style-name="L2">
          <text:list-item>
            <text:p text:style-name="P8"><text:span text:style-name="T4">Using GitHub, send a pull request to another student asking them to review your code. After you have gotten a review, and finished revising your code, merge it into the master branch. Keep the lab branch, don't delete it.</text:span></text:p>
          </text:list-item>
          <text:list-item>
            <text:p text:style-name="P8"><text:span text:style-name="T4">You should get a pull request from the other student. Review their code and paste the review form into the comments of their pull request.</text:span></text:p>
          </text:list-item>
          <text:list-item>
            <text:p text:style-name="P8"><text:span text:style-name="T4">In the "online text" field of the Code Review assignment on Moodle, enter the URL of the pull request you responded to and which contains the review you gave.</text:span></text:p>
          </text:list-item>
        </text:list>
        <text:p text:style-name="Standard"><text:span text:style-name="T3">Production Version</text:span></text:p>
        <text:list xml:id="list3298023288" text:style-name="WWNum10">
          <text:list-item>
            <text:p text:style-name="P7"><text:span text:style-name="T5">I</text:span><text:span text:style-name="T4">n the "online text" for the Moodle assignment:</text:span></text:p>
            <text:list>
              <text:list-item>
                <text:p text:style-name="P7"><text:span text:style-name="T4">Report what you did for part 1.</text:span></text:p>
              </text:list-item>
              <text:list-item>
                <text:p text:style-name="P7"><text:span text:style-name="T4">Paste a link to your GitHub repository and branch for part 2.</text:span></text:p>
              </text:list-item>
            </text:list>
          </text:list-item>
          <text:list-item>
            <text:p text:style-name="P7"><text:span text:style-name="T4">Upload the code review document containing a review of your code.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onospace" svg:font-family="monospace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" fo:font-family="Times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54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035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5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54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35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5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5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035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officeooo:rsid="00178411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Written by Brian Bird, Lane Community College</text:p>
      </style:footer>
    </style:master-page>
    <style:master-page style:name="First_20_Page" style:display-name="First Page" style:page-layout-name="Mpm2" style:next-style-name="Standard">
      <style:header>
        <text:p text:style-name="Header"><text:span text:style-name="MT1">Lab 7 – REST Web API</text:span></text:p>
        <text:p text:style-name="Header">CS29<text:span text:style-name="MT2">6</text:span>N, Web Development <text:span text:style-name="MT2">2</text:span>: ASP.NET</text:p>
        <text:p text:style-name="Header"/>
      </style:header>
      <style:footer>
        <text:p text:style-name="Footer">Written by Brian Bird, Lane Community College, Fall 2017, revised Winter 2019</text:p>
        <text:p text:style-name="Footer"/>
      </style:footer>
    </style:master-page>
    <style:master-page style:name="Converted1" style:page-layout-name="Mpm3" style:next-style-name="Standard">
      <style:header>
        <text:p text:style-name="Header"><text:span text:style-name="MT1">Lab 7 – REST Web API</text:span></text:p>
        <text:p text:style-name="Header">CS295N, Web Development 1: ASP.NET</text:p>
        <text:p text:style-name="Header"/>
      </style:header>
      <style:footer>
        <text:p text:style-name="Footer">Written by Brian Bird, Lane Community College, Fall 2017, revised Winter 2019</text:p>
        <text:p text:style-name="Footer"/>
      </style:footer>
    </style:master-page>
    <style:master-page style:name="Converted2" style:page-layout-name="Mpm3" style:next-style-name="Standard">
      <style:header>
        <text:p text:style-name="Header"><text:span text:style-name="MT1">Lab 7 – REST Web API</text:span></text:p>
        <text:p text:style-name="Header">CS295N, Web Development 1: ASP.NET</text:p>
        <text:p text:style-name="Header"/>
      </style:header>
      <style:footer>
        <text:p text:style-name="Footer">Written by Brian Bird, Lane Community College, Fall 2017, revised Winter 2019</text:p>
        <text:p text:style-name="Footer"/>
      </style:footer>
    </style:master-page>
    <style:master-page style:name="Converted3" style:page-layout-name="Mpm3" style:next-style-name="Standard">
      <style:header>
        <text:p text:style-name="Header"><text:span text:style-name="MT1">Lab 7 – REST Web API</text:span></text:p>
        <text:p text:style-name="Header">CS295N, Web Development 1: ASP.NET</text:p>
        <text:p text:style-name="Header"/>
      </style:header>
      <style:footer>
        <text:p text:style-name="Footer">Written by Brian Bird, Lane Community College, Fall 2017, revised Winter 2019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rian Bird</meta:initial-creator>
    <meta:editing-cycles>21</meta:editing-cycles>
    <meta:creation-date>2017-10-30T19:17:00</meta:creation-date>
    <dc:date>2020-02-18T09:41:05.419372023</dc:date>
    <meta:editing-duration>PT2H9M54S</meta:editing-duration>
    <meta:generator>LibreOffice/6.3.4.2$Linux_X86_64 LibreOffice_project/30$Build-2</meta:generator>
    <meta:document-statistic meta:table-count="0" meta:image-count="0" meta:object-count="0" meta:page-count="2" meta:paragraph-count="47" meta:word-count="525" meta:character-count="2953" meta:non-whitespace-character-count="24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